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57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29.28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97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6.28mm"/>
    </style:style>
    <style:style style:name="co8" style:family="table-column">
      <style:table-column-properties fo:break-before="auto" style:column-width="8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gr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MD – Multithreading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3:.C12]; &quot;&lt;&gt;''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3:.C12]; &quot;=exact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Partial:</text:p>
          </table:table-cell>
          <table:table-cell table:formula="of:=COUNTIF([.C3:.C12]; 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3:.C12]; &quot;=difficult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ThreadSafeSingletonRu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Ainda não é suportado o uso de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ynchronizedStaticDateFormatterRu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Performanc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15:.C44]; &quot;&lt;&gt;''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15:.C44]; &quot;=exact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StringLengthFilter</text:p>
          </table:table-cell>
          <table:table-cell office:value-type="string" calcext:value-type="string">
            <text:p>Partial:</text:p>
          </table:table-cell>
          <table:table-cell table:formula="of:=COUNTIF([.C15:.C44]; 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15:.C44]; 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*Verificar se pode usar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*Verificar se pode usar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** Formalizar VarDeclarator,Assi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fyStartsWith</text:p>
          </table:table-cell>
          <table:table-cell/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Revisar Method Ch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Error Pron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47:.C143]; &quot;&lt;&gt;''&quot;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Exact:</text:p>
          </table:table-cell>
          <table:table-cell table:formula="of:=COUNTIF([.C47:.C143]; &quot;=exact&quot;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Partial:</text:p>
          </table:table-cell>
          <table:table-cell table:formula="of:=COUNTIF([.C47:.C143]; 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Difficult:</text:p>
          </table:table-cell>
          <table:table-cell table:formula="of:=COUNTIF([.C47:.C143]; &quot;=difficult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Contar qtd de m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Identificar quando uma classe é b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rray ainda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Low (4)</text:p>
          </table:table-cell>
          <table:table-cell office:value-type="string" calcext:value-type="string">
            <text:p>* Importe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Nu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Importe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Slf4jMessage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erIsNotStatic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Garantir que todos os construtores atendam uma cond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office:value-type="string" calcext:value-type="string">
            <text:p>* Vetor ainda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</table:table>
      <table:table table:name="SeiCert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table:style-name="ce1" office:value-type="string" calcext:value-type="string">
            <text:p>Rule 06 – Methods (MET)</text:p>
          </table:table-cell>
          <table:table-cell table:style-name="ce2" table:number-columns-repeated="2"/>
          <table:table-cell/>
          <table:table-cell office:value-type="string" calcext:value-type="string">
            <text:p>Total:13</text:p>
          </table:table-cell>
        </table:table-row>
        <table:table-row table:style-name="ro1">
          <table:table-cell office:value-type="string" calcext:value-type="string">
            <text:p>MET00-J.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Difficult:5</text:p>
          </table:table-cell>
        </table:table-row>
        <table:table-row table:style-name="ro1">
          <table:table-cell office:value-type="string" calcext:value-type="string">
            <text:p>MET01-J. Never use assertions to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roibir que os métodos utilizem assert</text:p>
          </table:table-cell>
          <table:table-cell office:value-type="string" calcext:value-type="string">
            <text:p>Partial:1</text:p>
          </table:table-cell>
        </table:table-row>
        <table:table-row table:style-name="ro1">
          <table:table-cell office:value-type="string" calcext:value-type="string">
            <text:p>MET02-J. Do not use deprecated or obsolete classes or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Exact:7</text:p>
          </table:table-cell>
        </table:table-row>
        <table:table-row table:style-name="ro1">
          <table:table-cell office:value-type="string" calcext:value-type="string">
            <text:p>MET03-J. Methods that perform a security check must be declared private or fi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4-J. Do not increase the accessibility of overridden or hidden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5-J. Ensure that constructors do not call overridable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6-J. Do not invoke overridable methods in clone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7-J. Never declare a class method that hides a method declared in a superclass or 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8-J. Preserve the equality contract when overriding the equals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9-J. Classes that define an equals() method must also define a hashCode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0-J. Follow the general contract when implementing the compareTo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1-J. Ensure that keys used in comparison operations are immu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Immutable</text:p>
          </table:table-cell>
          <table:table-cell/>
        </table:table-row>
        <table:table-row table:style-name="ro1">
          <table:table-cell office:value-type="string" calcext:value-type="string">
            <text:p>MET12-J. Do not use finaliz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3-J. Do not assume that reassigning method arguments modifies the calling environment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05. Object Orientation (OBJ)</text:p>
          </table:table-cell>
          <table:table-cell table:style-name="ce2" table:number-columns-repeated="2"/>
          <table:table-cell/>
          <table:table-cell office:value-type="string" calcext:value-type="string">
            <text:p>Total:12</text:p>
          </table:table-cell>
        </table:table-row>
        <table:table-row table:style-name="ro1">
          <table:table-cell office:value-type="string" calcext:value-type="string">
            <text:p>OBJ01-J. Limit accessibility of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6</text:p>
          </table:table-cell>
        </table:table-row>
        <table:table-row table:style-name="ro1">
          <table:table-cell office:value-type="string" calcext:value-type="string">
            <text:p>OBJ02-J. Preserve dependencies in subclasses when changing superclass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gra muito básica e genérica</text:p>
          </table:table-cell>
          <table:table-cell office:value-type="string" calcext:value-type="string">
            <text:p>Partial:1</text:p>
          </table:table-cell>
        </table:table-row>
        <table:table-row table:style-name="ro1">
          <table:table-cell office:value-type="string" calcext:value-type="string">
            <text:p>OBJ03-J. Prevent heap pol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ver formalização de ComplexType</text:p>
          </table:table-cell>
          <table:table-cell office:value-type="string" calcext:value-type="string">
            <text:p>Exact:5</text:p>
          </table:table-cell>
        </table:table-row>
        <table:table-row table:style-name="ro1">
          <table:table-cell office:value-type="string" calcext:value-type="string">
            <text:p>OBJ04-J. Provide mutable classes with copy functionality to safely allow passing instances to untrusted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5-J. Do not return references to private mutable class memb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6-J. Defensively copy mutable inputs and mutable internal component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7-J. Sensitive classes must not let themselves be cop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Entrentanto, não se sabe qual class é sensitiva</text:p>
          </table:table-cell>
          <table:table-cell/>
        </table:table-row>
        <table:table-row table:style-name="ro1">
          <table:table-cell office:value-type="string" calcext:value-type="string">
            <text:p>OBJ08-J. Do not expose private members of an outer class from within a nested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Verifica se existe alguma nestedclass pública</text:p>
          </table:table-cell>
          <table:table-cell/>
        </table:table-row>
        <table:table-row table:style-name="ro1">
          <table:table-cell office:value-type="string" calcext:value-type="string">
            <text:p>OBJ09-J. Compare classes and not class na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0-J. Do not use public static nonfinal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1-J. Be wary of letting constructors throw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2-J. Respect object-based annotations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string" calcext:value-type="string">
            <text:p>OBJ13-J. Ensure that references to mutable objects are not exp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14-J. Do not use an object that has been freed.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10. Thread APIs (THI)</text:p>
          </table:table-cell>
          <table:table-cell table:style-name="ce2" table:number-columns-repeated="2"/>
          <table:table-cell/>
          <table:table-cell office:value-type="string" calcext:value-type="string">
            <text:p>Total:6</text:p>
          </table:table-cell>
        </table:table-row>
        <table:table-row table:style-name="ro1">
          <table:table-cell office:value-type="string" calcext:value-type="string">
            <text:p>THI00-J. Do not invoke Thread.run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1</text:p>
          </table:table-cell>
        </table:table-row>
        <table:table-row table:style-name="ro1">
          <table:table-cell office:value-type="string" calcext:value-type="string">
            <text:p>THI01-J. Do not invoke ThreadGroup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Partial:0</text:p>
          </table:table-cell>
        </table:table-row>
        <table:table-row table:style-name="ro1">
          <table:table-cell office:value-type="string" calcext:value-type="string">
            <text:p>THI02-J. Notify all waiting threads rather than a single thr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Exact: 5</text:p>
          </table:table-cell>
        </table:table-row>
        <table:table-row table:style-name="ro1">
          <table:table-cell office:value-type="string" calcext:value-type="string">
            <text:p>THI03-J. Always invoke wait() and await() methods inside a 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04-J. Ensure that threads performing blocking operations can be termina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05-J. Do not use Thread.stop() to terminate 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10. Thread Pools (TPS)</text:p>
          </table:table-cell>
          <table:table-cell table:style-name="ce2" table:number-columns-repeated="2"/>
          <table:table-cell/>
          <table:table-cell office:value-type="string" calcext:value-type="string">
            <text:p>Total:5</text:p>
          </table:table-cell>
        </table:table-row>
        <table:table-row table:style-name="ro1">
          <table:table-cell office:value-type="string" calcext:value-type="string">
            <text:p>TPS00-J. Use thread pools to enable graceful degradation of service during traffic burs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Difficult:4</text:p>
          </table:table-cell>
        </table:table-row>
        <table:table-row table:style-name="ro1">
          <table:table-cell office:value-type="string" calcext:value-type="string">
            <text:p>TPS01-J. Do not execute interdependent tasks in a bounded thread p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Partial:1</text:p>
          </table:table-cell>
        </table:table-row>
        <table:table-row table:style-name="ro1">
          <table:table-cell office:value-type="string" calcext:value-type="string">
            <text:p>TPS02-J. Ensure that tasks submitted to a thread pool are interrupt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>
            <text:p>Exact:0</text:p>
          </table:table-cell>
        </table:table-row>
        <table:table-row table:style-name="ro1">
          <table:table-cell office:value-type="string" calcext:value-type="string">
            <text:p>TPS03-J. Ensure that tasks executing in a thread pool do not fail silen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S04-J. Ensure ThreadLocal variables are reinitialized when using thread poo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0:52:58.9418955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25:02.467588795</meta:creation-date>
    <dc:date>2019-02-12T23:28:38.249030873</dc:date>
    <meta:editing-duration>PT3H30M37S</meta:editing-duration>
    <meta:editing-cycles>12</meta:editing-cycles>
    <meta:generator>LibreOffice/6.0.6.2$Linux_X86_64 LibreOffice_project/00m0$Build-2</meta:generator>
    <meta:document-statistic meta:table-count="2" meta:cell-count="716" meta:object-count="0"/>
  </office:meta>
</office:document-meta>
</file>